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 table:number-rows-repeated="104791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9:10:14.2096906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3.2$Linux_X86_64 LibreOffice_project/a64200df03143b798afd1ec74a12ab50359878ed</meta:generator>
    <meta:creation-date>2006-09-16T14:57:30</meta:creation-date>
    <dc:date>2019-11-27T19:11:37.426836105</dc:date>
    <meta:editing-cycles>367</meta:editing-cycles>
    <meta:editing-duration>PT17H17M31S</meta:editing-duration>
    <meta:document-statistic meta:table-count="2" meta:cell-count="1557" meta:object-count="0"/>
    <meta:user-defined meta:name="Info 1"/>
    <meta:user-defined meta:name="Info 2"/>
    <meta:user-defined meta:name="Info 3"/>
    <meta:user-defined meta:name="Info 4"/>
  </office:meta>
</office:document-meta>
</file>